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Emoji" svg:font-family="'Segoe UI Emoj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Segoe UI Emoji" fo:font-size="32pt" style:font-size-asian="32pt" style:font-size-complex="32pt"/>
    </style:style>
    <style:style style:name="P2" style:family="paragraph" style:parent-style-name="Standard">
      <style:text-properties style:font-name="Segoe UI Emoji" fo:font-size="14pt" style:font-size-asian="14pt" style:font-size-complex="14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text:tab/><text:tab/><text:tab/><text:tab/>Scratch</text:p>
      <text:p text:style-name="P1"/>
      <text:p text:style-name="P2"><text:tab/>La primera lección de Scratch consiste en saber los conceptos basicos.</text:p>
      <text:p text:style-name="P2"/>
      <text:p text:style-name="P2">Lo primero y mas fundamental es entender que Scratch es un lenguaje de programación hecho para que personas que no saben nada de programación puedan hacer codigos de muy alto nivel haciendo así pequeños programas.</text:p>
      <text:p text:style-name="P2"/>
      <text:p text:style-name="P2">Scratch se puede usar de forma online en https://scratch.mit.edu/ <text:s/>aunque lo recomendable es descargarlo , tambien desde la misma pagina. </text:p>
      <text:p text:style-name="P2"/>
      <text:p text:style-name="P2">Una vez hemos abierto ya el programa nos topamos con una interfaz grafica que muestra un objeto sobre un escenario. Si, Scratch es un lenguaje orientado a objetos. Y a su derecha piezas de puzzle llamadas “bloques” que estan agrupadas en 10 secciones distintas;</text:p>
      <text:p text:style-name="P2"><text:s/><text:tab/>Movimiento,se encarga de hacer el movimiento del objeto u objetos sobre la pantalla.</text:p>
      <text:p text:style-name="P2"><text:tab/>Apariencia,Hace ver que el objeto esta realizando una acción como hablar, pensar o cambiar de “Sprite”.</text:p>
      <text:p text:style-name="P2"><text:tab/>Sonido,encargado de ejecutar las acciones relacionadas con el audio. Lapiz, especialmente útil para diseñar tu propio escenarios o para que los sensores funcionen con mayor precisión.</text:p>
      <text:p text:style-name="P2"><text:tab/>Datos, este se encarga de crear unas variables las cual podemos usar como contador para una infinidad de cosas.</text:p>
      <text:p text:style-name="P2"><text:tab/>Eventos,Los eventos son usados sobretodo para controlar el inicio de una accion dentro del programa.</text:p>
      <text:p text:style-name="P2"><text:tab/>Control,son comparables a los bucles en java, ya que su función es la misma,controlar el ritmo de ejecución del programa.</text:p>
      <text:p text:style-name="P2"><text:tab/>Sensores,Su función es detectar,generalmente entre el objeto y un color o posición, con el fin de marcar un paso en la ejecucion del programa. <text:s/><text:tab/>Operadores, su funcion es hacer operaciones matematicas o uniones entre otros bloques.</text:p>
      <text:p text:style-name="P2"><text:tab/>Más bloques, su funcion es darte la libertad de crear tu propio bloque, solo seria necesario en casos muy especificos.</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Segoe UI Emoji" svg:font-family="'Segoe UI Emoji'"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4-27T02:24:16.67</meta:creation-date>
    <meta:document-statistic meta:table-count="0" meta:image-count="0" meta:object-count="0" meta:page-count="1" meta:paragraph-count="13" meta:word-count="276" meta:character-count="1755"/>
    <dc:date>2018-04-27T03:00:56.12</dc:date>
    <meta:editing-duration>PT5M28S</meta:editing-duration>
    <meta:editing-cycles>1</meta:editing-cycles>
    <meta:generator>OpenOffice/4.1.5$Win32 OpenOffice.org_project/415m1$Build-9789</meta:generator>
  </office:meta>
</office:document-meta>
</file>